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FBEC82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b2b2b2" draw:fill-color="#9999f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Lato Medium"/>
    </style:style>
    <style:style style:name="P2" style:family="paragraph">
      <style:paragraph-properties fo:text-align="center"/>
      <style:text-properties style:font-name="Lato Medium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ale Mono" fo:font-size="15pt" style:font-size-asian="15pt" style:font-size-complex="15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style:font-name="Lato Medium" fo:font-weight="bold" style:font-weight-asian="bold" style:font-weight-complex="bold"/>
    </style:style>
    <style:style style:name="T2" style:family="text">
      <style:text-properties style:font-name="Andale Mono"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2" draw:id="id2" draw:layer="layout" svg:width="4.572cm" svg:height="4.064cm" svg:x="16.256cm" svg:y="12.192cm">
          <text:p text:style-name="P1"><text:span text:style-name="T1">Fibermap</text:span></text:p>
          <text:p text:style-name="P1"><text:span text:style-name="T1">(1 per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4.064cm" svg:x="21.336cm" svg:y="3.556cm">
          <text:p text:style-name="P2"><text:span text:style-name="T1">Redshift</text:span></text:p>
          <text:p text:style-name="P2"><text:span text:style-name="T1">Cata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572cm" svg:height="4.064cm" svg:x="10.414cm" svg:y="3.556cm">
          <text:p text:style-name="P2"><text:span text:style-name="T1">Merged</text:span></text:p>
          <text:p text:style-name="P2"><text:span text:style-name="T1">Target</text:span></text:p>
          <text:p text:style-name="P2"><text:span text:style-name="T1">List</text:span></text:p>
          <text:p text:style-name="P2"><text:span text:style-name="T1">(M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572cm" svg:height="4.064cm" svg:x="2.794cm" svg:y="12.192cm">
          <text:p text:style-name="P1"><text:span text:style-name="T1">mock&amp;tr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366cm" svg:y1="14.224cm" svg:x2="16.256cm" svg:y2="14.224cm" draw:start-shape="id1" draw:start-glue-point="1" draw:end-shape="id2" draw:end-glue-point="3" svg:d="M7366 14224h8890" svg:viewBox="0 0 8891 1">
          <text:p/>
        </draw:connector>
        <draw:connector draw:style-name="gr2" draw:text-style-name="P3" draw:layer="layout" svg:x1="20.828cm" svg:y1="14.224cm" svg:x2="23.622cm" svg:y2="7.62cm" draw:start-shape="id2" draw:start-glue-point="1" draw:end-shape="id3" draw:end-glue-point="2" svg:d="M20828 14224h2794v-6604" svg:viewBox="0 0 2795 6605">
          <text:p/>
        </draw:connector>
        <draw:connector draw:style-name="gr2" draw:text-style-name="P3" draw:layer="layout" draw:type="line" svg:x1="21.336cm" svg:y1="5.588cm" svg:x2="14.986cm" svg:y2="5.588cm" draw:start-shape="id3" draw:start-glue-point="3" draw:end-shape="id4" draw:end-glue-point="1" svg:d="M21336 5588h-6350" svg:viewBox="0 0 6351 1">
          <text:p/>
        </draw:connector>
        <draw:connector draw:style-name="gr2" draw:text-style-name="P3" draw:layer="layout" svg:x1="12.7cm" svg:y1="7.62cm" svg:x2="18.542cm" svg:y2="12.192cm" draw:start-shape="id4" draw:start-glue-point="2" draw:end-shape="id2" svg:d="M12700 7620v2287h5842v2285" svg:viewBox="0 0 5843 4573">
          <text:p/>
        </draw:connector>
        <draw:custom-shape draw:style-name="gr3" draw:text-style-name="P4" draw:layer="layout" svg:width="6.858cm" svg:height="2.286cm" svg:x="10.668cm" svg:y="8.89cm">
          <text:p text:style-name="P4"><text:span text:style-name="T2">desihub/fiberassign</text:span></text:p>
          <text:p text:style-name="P4"><text:span text:style-name="T2">branch: newio</text:span></text:p>
          <text:p text:style-name="P4"><text:span text:style-name="T2">bin/fiberas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2.286cm" svg:x="20.32cm" svg:y="8.89cm">
          <text:p text:style-name="P4"><text:span text:style-name="T2">desihub/desisim</text:span></text:p>
          <text:p text:style-name="P4"><text:span text:style-name="T2">branch: quickcat</text:span></text:p>
          <text:p text:style-name="P4"><text:span text:style-name="T2">bin/quickca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2.286cm" svg:x="16.002cm" svg:y="4.318cm">
          <text:p text:style-name="P4"><text:span text:style-name="T2">forero/mtl</text:span></text:p>
          <text:p text:style-name="P4"><text:span text:style-name="T2">branch: master</text:span></text:p>
          <text:p text:style-name="P4"><text:span text:style-name="T2">bin/build_mt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2.286cm" svg:x="7.978cm" svg:y="13.02cm">
          <text:p text:style-name="P4"><text:span text:style-name="T2">desihub/fiberassign</text:span></text:p>
          <text:p text:style-name="P4"><text:span text:style-name="T2">branch: newio</text:span></text:p>
          <text:p text:style-name="P4"><text:span text:style-name="T2">bin/fiberas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72cm" svg:height="4.064cm" svg:x="2.794cm" svg:y="3.556cm">
          <text:p text:style-name="P1"><text:span text:style-name="T1">N-body</text:span></text:p>
          <text:p text:style-name="P1"><text:span text:style-name="T1">cata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5.08cm" svg:y1="7.62cm" svg:x2="5.08cm" svg:y2="12.192cm" draw:start-shape="id5" draw:start-glue-point="2" draw:end-shape="id1" draw:end-glue-point="0" svg:d="M5080 7620v4572" svg:viewBox="0 0 1 4573">
          <text:p/>
        </draw:connector>
        <draw:custom-shape draw:style-name="gr3" draw:text-style-name="P4" draw:layer="layout" svg:width="6.858cm" svg:height="2.286cm" svg:x="2.032cm" svg:y="8.89cm">
          <text:p text:style-name="P4"><text:span text:style-name="T2">forero/desimock</text:span></text:p>
          <text:p text:style-name="P4"><text:span text:style-name="T2">branch: master</text:span></text:p>
          <text:p text:style-name="P4"><text:span text:style-name="T2">bin/mock_darktim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84cm" svg:height="4.523cm" svg:x="16.652cm" svg:y="6.058cm">
          <draw:image xlink:href="Pictures/100002010000020000000200FBEC82DE.png" xlink:type="simple" xlink:show="embed" xlink:actuate="onLoad">
            <text:p/>
          </draw:image>
        </draw:frame>
        <draw:frame draw:style-name="gr5" draw:text-style-name="P5" draw:layer="layout" svg:width="17.981cm" svg:height="0.962cm" svg:x="0.508cm" svg:y="19.812cm">
          <draw:text-box>
            <text:p><text:span text:style-name="T3">DESI end-to-end dataflow, J.E. Forero-Romero, 26.01.2016</text:span></text:p>
          </draw:text-box>
        </draw:frame>
        <draw:custom-shape draw:style-name="gr3" draw:text-style-name="P4" draw:layer="layout" svg:width="6.858cm" svg:height="2.286cm" svg:x="20.574cm" svg:y="17.526cm">
          <text:p text:style-name="P4"><text:span text:style-name="T2">Github-repo</text:span></text:p>
          <text:p text:style-name="P4"><text:span text:style-name="T2">branch</text:span></text:p>
          <text:p text:style-name="P4"><text:span text:style-name="T2">executa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Arial Black" svg:font-family="'Arial Black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1:54:39.282486493</meta:creation-date>
    <dc:date>2016-01-26T12:20:06.263882968</dc:date>
    <meta:editing-duration>PT19M10S</meta:editing-duration>
    <meta:editing-cycles>5</meta:editing-cycles>
    <meta:generator>LibreOffice/4.2.8.2$Linux_X86_64 LibreOffice_project/420m0$Build-2</meta:generator>
    <meta:document-statistic meta:object-count="41"/>
  </office:meta>
</office:document-meta>
</file>